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HUAYHUA CALLASI, WENSESLA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HUAYHUA CALLASI WENSESLA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HUANCA HUALLA, NANCY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6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GALLINA BB ROJA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7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692961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21:22:47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